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OleObj26" manifest:media-type="application/octet-stream"/>
  <manifest:file-entry manifest:full-path="OleObj27" manifest:media-type="application/octet-stream"/>
  <manifest:file-entry manifest:full-path="OleObj28" manifest:media-type="application/octet-stream"/>
  <manifest:file-entry manifest:full-path="OleObj29" manifest:media-type="application/octet-stream"/>
  <manifest:file-entry manifest:full-path="OleObj30" manifest:media-type="application/octet-stream"/>
  <manifest:file-entry manifest:full-path="OleObj31" manifest:media-type="application/octet-stream"/>
  <manifest:file-entry manifest:full-path="OleObj32" manifest:media-type="application/octet-stream"/>
  <manifest:file-entry manifest:full-path="OleObj3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Calibri" style:font-family-asian="Calibri" style:font-family-complex="Calibri" fo:background-color="transparent" fo:color="#9b00d3"/>
    </style:style>
    <style:style style:name="T2" style:family="text">
      <style:text-properties fo:font-size="18.00pt" fo:font-weight="bold" fo:font-family="Calibri" style:font-family-asian="Calibri" style:font-family-complex="Calibri" fo:background-color="transparent" fo:color="#9b00d3"/>
    </style:style>
    <style:style style:name="T3" style:family="text">
      <style:text-properties fo:font-size="18.00pt" fo:font-weight="bold" fo:font-family="Calibri" style:font-family-asian="Calibri" style:font-family-complex="Calibri" fo:background-color="transparent" fo:color="#ff0000"/>
    </style:style>
    <style:style style:name="T4" style:family="text">
      <style:text-properties fo:font-size="18.00pt" fo:font-weight="bold" fo:font-family="Calibri" style:font-family-asian="Calibri" style:font-family-complex="Calibri" fo:background-color="transparent" fo:color="#004dbb"/>
    </style:style>
    <style:style style:name="T5" style:family="text">
      <style:text-properties fo:font-size="18.00pt" fo:font-weight="normal" fo:font-family="Calibri" style:font-family-asian="Calibri" style:font-family-complex="Calibri" fo:background-color="transparent" fo:color="#004dbb"/>
    </style:style>
    <style:style style:name="T6" style:family="text">
      <style:text-properties fo:font-size="18.00pt" fo:font-weight="bold" fo:font-family="Calibri" style:font-family-asian="Calibri" style:font-family-complex="Calibri" fo:background-color="transparent" fo:color="#ff0000"/>
    </style:style>
    <style:style style:name="T7" style:family="text">
      <style:text-properties fo:font-size="18.00pt" fo:font-weight="bold" fo:font-family="Calibri" style:font-family-asian="Calibri" style:font-family-complex="Calibri" fo:background-color="transparent" fo:color="#004dbb"/>
    </style:style>
    <style:style style:name="T8" style:family="text">
      <style:text-properties fo:font-size="18.00pt" fo:font-weight="normal" fo:font-family="Calibri" style:font-family-asian="Calibri" style:font-family-complex="Calibri" fo:background-color="transparent" fo:color="#004dbb"/>
    </style:style>
    <style:style style:name="T9" style:family="text">
      <style:text-properties fo:font-size="18.00pt" fo:font-weight="bold" fo:font-family="Calibri" style:font-family-asian="Calibri" style:font-family-complex="Calibri" fo:background-color="transparent" fo:color="#004dbb"/>
    </style:style>
    <style:style style:name="T10" style:family="text">
      <style:text-properties fo:font-size="18.00pt" fo:font-weight="bold" fo:font-family="Calibri" style:font-family-asian="Calibri" style:font-family-complex="Calibri" fo:background-color="transparent" fo:color="#ff0000"/>
    </style:style>
    <style:style style:name="T11" style:family="text">
      <style:text-properties fo:font-size="18.00pt" fo:font-weight="bold" fo:font-family="Calibri" style:font-family-asian="Calibri" style:font-family-complex="Calibri" fo:background-color="transparent" fo:color="#004dbb"/>
    </style:style>
    <style:style style:name="T12" style:family="text">
      <style:text-properties fo:font-size="18.00pt" fo:font-weight="normal" fo:font-family="Calibri" style:font-family-asian="Calibri" style:font-family-complex="Calibri" fo:background-color="transparent" fo:color="#004dbb"/>
    </style:style>
    <style:style style:name="T13" style:family="text">
      <style:text-properties fo:font-size="18.00pt" fo:font-weight="bold" fo:font-family="Calibri" style:font-family-asian="Calibri" style:font-family-complex="Calibri" fo:background-color="transparent" fo:color="#004dbb"/>
    </style:style>
    <style:style style:name="T14" style:family="text">
      <style:text-properties fo:font-size="18.00pt" fo:font-weight="bold" fo:font-family="'Segoe UI Symbol'" style:font-family-asian="'Segoe UI Symbol'" style:font-family-complex="'Segoe UI Symbol'" fo:background-color="transparent" fo:color="#00b050"/>
    </style:style>
    <style:style style:name="T15" style:family="text">
      <style:text-properties fo:font-size="18.00pt" fo:font-weight="bold" fo:font-family="Calibri" style:font-family-asian="Calibri" style:font-family-complex="Calibri" fo:background-color="transparent" fo:color="#004dbb"/>
    </style:style>
    <style:style style:name="T16" style:family="text">
      <style:text-properties fo:font-size="18.00pt" fo:font-weight="bold" fo:font-family="Calibri" style:font-family-asian="Calibri" style:font-family-complex="Calibri" fo:background-color="transparent" fo:color="#ff0000"/>
    </style:style>
    <style:style style:name="T17" style:family="text">
      <style:text-properties fo:font-size="18.00pt" fo:font-weight="bold" fo:font-family="Calibri" style:font-family-asian="Calibri" style:font-family-complex="Calibri" fo:background-color="transparent" fo:color="#004dbb"/>
    </style:style>
    <style:style style:name="T18" style:family="text">
      <style:text-properties fo:font-size="18.00pt" fo:font-weight="bold" fo:font-family="Calibri" style:font-family-asian="Calibri" style:font-family-complex="Calibri" fo:background-color="transparent" fo:color="#004dbb"/>
    </style:style>
    <style:style style:name="T19" style:family="text">
      <style:text-properties fo:font-size="18.00pt" fo:font-weight="bold" fo:font-family="'Segoe UI Symbol'" style:font-family-asian="'Segoe UI Symbol'" style:font-family-complex="'Segoe UI Symbol'" fo:background-color="transparent" fo:color="#00b050"/>
    </style:style>
    <style:style style:name="T20" style:family="text">
      <style:text-properties fo:font-size="18.00pt" fo:font-weight="bold" fo:font-family="Calibri" style:font-family-asian="Calibri" style:font-family-complex="Calibri" fo:background-color="transparent" fo:color="#004dbb"/>
    </style:style>
    <style:style style:name="T21" style:family="text">
      <style:text-properties fo:font-size="18.00pt" fo:font-weight="bold" fo:font-family="Calibri" style:font-family-asian="Calibri" style:font-family-complex="Calibri" fo:background-color="transparent" fo:color="#004dbb"/>
    </style:style>
    <style:style style:name="T22" style:family="text">
      <style:text-properties fo:font-size="18.00pt" fo:font-weight="bold" fo:font-family="'Segoe UI Symbol'" style:font-family-asian="'Segoe UI Symbol'" style:font-family-complex="'Segoe UI Symbol'" fo:background-color="transparent" fo:color="#00b050"/>
    </style:style>
    <style:style style:name="T23" style:family="text">
      <style:text-properties fo:font-size="18.00pt" fo:font-weight="bold" fo:font-family="Calibri" style:font-family-asian="Calibri" style:font-family-complex="Calibri" fo:background-color="transparent" fo:color="#004dbb"/>
    </style:style>
    <style:style style:name="T24" style:family="text">
      <style:text-properties fo:font-size="18.00pt" fo:font-weight="normal" fo:font-family="Calibri" style:font-family-asian="Calibri" style:font-family-complex="Calibri" fo:background-color="transparent" fo:color="#004dbb"/>
    </style:style>
    <style:style style:name="T25" style:family="text">
      <style:text-properties fo:font-size="18.00pt" fo:font-weight="bold" fo:font-family="Calibri" style:font-family-asian="Calibri" style:font-family-complex="Calibri" fo:background-color="transparent" fo:color="#ff0000"/>
    </style:style>
    <style:style style:name="T26" style:family="text">
      <style:text-properties fo:font-size="18.00pt" fo:font-weight="bold" fo:font-family="Calibri" style:font-family-asian="Calibri" style:font-family-complex="Calibri" fo:background-color="transparent" fo:color="#004dbb"/>
    </style:style>
    <style:style style:name="T27" style:family="text">
      <style:text-properties fo:font-size="18.00pt" fo:font-weight="normal" fo:font-family="Calibri" style:font-family-asian="Calibri" style:font-family-complex="Calibri" fo:background-color="transparent" fo:color="#004dbb"/>
    </style:style>
    <style:style style:name="T28" style:family="text">
      <style:text-properties fo:font-size="18.00pt" fo:font-weight="normal" fo:font-family="Calibri" style:font-family-asian="Calibri" style:font-family-complex="Calibri" fo:background-color="transparent" fo:color="#9b00d3"/>
    </style:style>
    <style:style style:name="T29" style:family="text">
      <style:text-properties fo:font-size="18.00pt" fo:font-weight="normal" fo:font-family="Calibri" style:font-family-asian="Calibri" style:font-family-complex="Calibri" fo:background-color="transparent" fo:color="#004dbb"/>
    </style:style>
    <style:style style:name="T30" style:family="text">
      <style:text-properties fo:font-size="18.00pt" fo:font-weight="normal" fo:font-family="Calibri" style:font-family-asian="Calibri" style:font-family-complex="Calibri" fo:background-color="transparent" fo:color="#ff0000"/>
    </style:style>
    <style:style style:name="T31" style:family="text">
      <style:text-properties fo:font-size="18.00pt" fo:font-weight="normal" fo:font-family="Calibri" style:font-family-asian="Calibri" style:font-family-complex="Calibri" fo:background-color="transparent" fo:color="#004dbb"/>
    </style:style>
    <style:style style:name="T32" style:family="text">
      <style:text-properties fo:font-size="18.00pt" fo:font-weight="normal" fo:font-family="Calibri" style:font-family-asian="Calibri" style:font-family-complex="Calibri" fo:background-color="transparent" fo:color="#ff0000"/>
    </style:style>
    <style:style style:name="T33" style:family="text">
      <style:text-properties fo:font-size="18.00pt" fo:font-weight="normal" fo:font-family="Calibri" style:font-family-asian="Calibri" style:font-family-complex="Calibri" fo:background-color="transparent" fo:color="#004dbb"/>
    </style:style>
    <style:style style:name="T34" style:family="text">
      <style:text-properties fo:font-size="18.00pt" fo:font-weight="normal" fo:font-family="Calibri" style:font-family-asian="Calibri" style:font-family-complex="Calibri" fo:background-color="transparent" fo:color="#ff0000"/>
    </style:style>
    <style:style style:name="T35" style:family="text">
      <style:text-properties fo:font-size="18.00pt" fo:font-weight="normal" fo:font-family="Calibri" style:font-family-asian="Calibri" style:font-family-complex="Calibri" fo:background-color="transparent" fo:color="#004dbb"/>
    </style:style>
    <style:style style:name="T36" style:family="text">
      <style:text-properties fo:font-size="18.00pt" fo:font-weight="normal" fo:font-family="Calibri" style:font-family-asian="Calibri" style:font-family-complex="Calibri" fo:background-color="transparent" fo:color="#ff0000"/>
    </style:style>
    <style:style style:name="T37" style:family="text">
      <style:text-properties fo:font-size="18.00pt" fo:font-weight="normal" fo:font-family="Calibri" style:font-family-asian="Calibri" style:font-family-complex="Calibri" fo:background-color="transparent" fo:color="#004dbb"/>
    </style:style>
    <style:style style:name="T38" style:family="text">
      <style:text-properties fo:font-size="18.00pt" fo:font-weight="normal" fo:font-family="Calibri" style:font-family-asian="Calibri" style:font-family-complex="Calibri" fo:background-color="transparent" fo:color="#ff0000"/>
    </style:style>
    <style:style style:name="T39" style:family="text">
      <style:text-properties fo:font-size="18.00pt" fo:font-weight="normal" fo:font-family="Calibri" style:font-family-asian="Calibri" style:font-family-complex="Calibri" fo:background-color="transparent" fo:color="#004dbb"/>
    </style:style>
    <style:style style:name="T40" style:family="text">
      <style:text-properties fo:font-size="18.00pt" fo:font-weight="normal" fo:font-family="Calibri" style:font-family-asian="Calibri" style:font-family-complex="Calibri" fo:background-color="transparent" fo:color="#8064a2"/>
    </style:style>
    <style:style style:name="T41" style:family="text">
      <style:text-properties fo:font-size="18.00pt" fo:font-weight="normal" fo:font-family="Calibri" style:font-family-asian="Calibri" style:font-family-complex="Calibri" fo:background-color="transparent" fo:color="#004dbb"/>
    </style:style>
    <style:style style:name="T42" style:family="text">
      <style:text-properties fo:font-size="18.00pt" fo:font-weight="normal" fo:font-family="Calibri" style:font-family-asian="Calibri" style:font-family-complex="Calibri" fo:background-color="transparent" fo:color="#8064a2"/>
    </style:style>
    <style:style style:name="T43" style:family="text">
      <style:text-properties fo:font-size="18.00pt" fo:font-weight="normal" fo:font-family="Calibri" style:font-family-asian="Calibri" style:font-family-complex="Calibri" fo:background-color="transparent" fo:color="#004dbb"/>
    </style:style>
    <style:style style:name="T44" style:family="text">
      <style:text-properties fo:font-size="18.00pt" fo:font-weight="normal" fo:font-family="Calibri" style:font-family-asian="Calibri" style:font-family-complex="Calibri" fo:background-color="transparent" fo:color="#ff0000"/>
    </style:style>
    <style:style style:name="T45" style:family="text">
      <style:text-properties fo:font-size="18.00pt" fo:font-weight="normal" fo:font-family="Calibri" style:font-family-asian="Calibri" style:font-family-complex="Calibri" fo:background-color="transparent" fo:color="#004dbb"/>
    </style:style>
    <style:style style:name="T46" style:family="text">
      <style:text-properties fo:font-size="18.00pt" fo:font-weight="normal" fo:font-family="Calibri" style:font-family-asian="Calibri" style:font-family-complex="Calibri" fo:background-color="transparent" fo:color="#ff0000"/>
    </style:style>
    <style:style style:name="T47" style:family="text">
      <style:text-properties fo:font-size="18.00pt" fo:font-weight="normal" fo:font-family="Calibri" style:font-family-asian="Calibri" style:font-family-complex="Calibri" fo:background-color="transparent" fo:color="#004dbb"/>
    </style:style>
    <style:style style:name="T48" style:family="text">
      <style:text-properties fo:font-size="18.00pt" fo:font-weight="normal" fo:font-family="Calibri" style:font-family-asian="Calibri" style:font-family-complex="Calibri" fo:background-color="transparent" fo:color="#ff0000"/>
    </style:style>
    <style:style style:name="T49" style:family="text">
      <style:text-properties fo:font-size="18.00pt" fo:font-weight="normal" fo:font-family="Calibri" style:font-family-asian="Calibri" style:font-family-complex="Calibri" fo:background-color="transparent" fo:color="#004dbb"/>
    </style:style>
    <style:style style:name="T50" style:family="text">
      <style:text-properties fo:font-size="18.00pt" fo:font-weight="bold" fo:font-family="Calibri" style:font-family-asian="Calibri" style:font-family-complex="Calibri" fo:background-color="transparent" fo:color="#ff0000"/>
    </style:style>
    <style:style style:name="T51" style:family="text">
      <style:text-properties fo:font-size="18.00pt" fo:font-weight="normal" fo:font-family="Calibri" style:font-family-asian="Calibri" style:font-family-complex="Calibri" fo:background-color="transparent" fo:color="#004dbb"/>
    </style:style>
    <style:style style:name="T52" style:family="text">
      <style:text-properties fo:font-size="18.00pt" fo:font-weight="normal" fo:font-family="Calibri" style:font-family-asian="Calibri" style:font-family-complex="Calibri" fo:background-color="transparent" fo:color="#9b00d3"/>
    </style:style>
    <style:style style:name="T53" style:family="text">
      <style:text-properties fo:font-size="18.00pt" fo:font-weight="bold" fo:font-family="Calibri" style:font-family-asian="Calibri" style:font-family-complex="Calibri" fo:background-color="transparent" fo:color="#ff0000"/>
    </style:style>
    <style:style style:name="T54" style:family="text">
      <style:text-properties fo:font-size="18.00pt" fo:font-weight="normal" fo:font-family="Calibri" style:font-family-asian="Calibri" style:font-family-complex="Calibri" fo:background-color="transparent" fo:color="#9b00d3"/>
    </style:style>
    <style:style style:name="T55" style:family="text">
      <style:text-properties fo:font-size="18.00pt" fo:font-weight="normal" fo:font-family="Calibri" style:font-family-asian="Calibri" style:font-family-complex="Calibri" fo:background-color="transparent" fo:color="#ff0000"/>
    </style:style>
    <style:style style:name="T56" style:family="text">
      <style:text-properties fo:font-size="18.00pt" fo:font-weight="normal" fo:font-family="Calibri" style:font-family-asian="Calibri" style:font-family-complex="Calibri" fo:background-color="transparent" fo:color="#9b00d3"/>
    </style:style>
    <style:style style:name="T57" style:family="text">
      <style:text-properties fo:font-size="18.00pt" fo:font-weight="normal" fo:font-family="Calibri" style:font-family-asian="Calibri" style:font-family-complex="Calibri" fo:background-color="transparent" fo:color="#ff0000"/>
    </style:style>
    <style:style style:name="T58" style:family="text">
      <style:text-properties fo:font-size="18.00pt" fo:font-weight="normal" fo:font-family="Calibri" style:font-family-asian="Calibri" style:font-family-complex="Calibri" fo:background-color="transparent" fo:color="#9b00d3"/>
    </style:style>
    <style:style style:name="T59" style:family="text">
      <style:text-properties fo:font-size="18.00pt" fo:font-weight="normal" fo:font-family="Calibri" style:font-family-asian="Calibri" style:font-family-complex="Calibri" fo:background-color="transparent" fo:color="#ff0000"/>
    </style:style>
    <style:style style:name="T60" style:family="text">
      <style:text-properties fo:font-size="18.00pt" fo:font-weight="normal" fo:font-family="Calibri" style:font-family-asian="Calibri" style:font-family-complex="Calibri" fo:background-color="transparent" fo:color="#9b00d3"/>
    </style:style>
    <style:style style:name="T61" style:family="text">
      <style:text-properties fo:font-size="18.00pt" fo:font-weight="normal" fo:font-family="Calibri" style:font-family-asian="Calibri" style:font-family-complex="Calibri" fo:background-color="transparent" fo:color="#ff0000"/>
    </style:style>
    <style:style style:name="T62" style:family="text">
      <style:text-properties fo:font-size="18.00pt" fo:font-weight="normal" fo:font-family="Calibri" style:font-family-asian="Calibri" style:font-family-complex="Calibri" fo:background-color="transparent" fo:color="#9b00d3"/>
    </style:style>
    <style:style style:name="T63" style:family="text">
      <style:text-properties fo:font-size="18.00pt" fo:font-weight="normal" fo:font-family="Calibri" style:font-family-asian="Calibri" style:font-family-complex="Calibri" fo:background-color="transparent" fo:color="#ff0000"/>
    </style:style>
    <style:style style:name="T64" style:family="text">
      <style:text-properties fo:font-size="18.00pt" fo:font-weight="normal" fo:font-family="Calibri" style:font-family-asian="Calibri" style:font-family-complex="Calibri" fo:background-color="transparent" fo:color="#9b00d3"/>
    </style:style>
    <style:style style:name="T65" style:family="text">
      <style:text-properties fo:font-size="18.00pt" fo:font-weight="normal" fo:font-family="Calibri" style:font-family-asian="Calibri" style:font-family-complex="Calibri" fo:background-color="transparent" fo:color="#ff0000"/>
    </style:style>
    <style:style style:name="T66" style:family="text">
      <style:text-properties fo:font-size="18.00pt" fo:font-weight="normal" fo:font-family="Calibri" style:font-family-asian="Calibri" style:font-family-complex="Calibri" fo:background-color="transparent" fo:color="#9b00d3"/>
    </style:style>
    <style:style style:name="T67" style:family="text">
      <style:text-properties fo:font-size="18.00pt" fo:font-weight="bold" fo:font-family="Calibri" style:font-family-asian="Calibri" style:font-family-complex="Calibri" fo:background-color="transparent" fo:color="#ff0000"/>
    </style:style>
    <style:style style:name="T68" style:family="text">
      <style:text-properties fo:font-size="18.00pt" fo:font-weight="normal" fo:font-family="Calibri" style:font-family-asian="Calibri" style:font-family-complex="Calibri" fo:background-color="transparent" fo:color="#9b00d3"/>
    </style:style>
    <style:style style:name="T69" style:family="text">
      <style:text-properties fo:font-size="18.00pt" fo:font-weight="bold" fo:font-family="Calibri" style:font-family-asian="Calibri" style:font-family-complex="Calibri" fo:background-color="transparent" fo:color="#ff0000"/>
    </style:style>
    <style:style style:name="T70" style:family="text">
      <style:text-properties fo:font-size="18.00pt" fo:font-weight="normal" fo:font-family="Calibri" style:font-family-asian="Calibri" style:font-family-complex="Calibri" fo:background-color="transparent" fo:color="#9b00d3"/>
    </style:style>
    <style:style style:name="T71" style:family="text">
      <style:text-properties fo:font-size="18.00pt" fo:font-weight="bold" fo:font-family="Calibri" style:font-family-asian="Calibri" style:font-family-complex="Calibri" fo:background-color="transparent" fo:color="#ff0000"/>
    </style:style>
    <style:style style:name="T72" style:family="text">
      <style:text-properties fo:font-size="18.00pt" fo:font-weight="normal" fo:font-family="Calibri" style:font-family-asian="Calibri" style:font-family-complex="Calibri" fo:background-color="transparent" fo:color="#9b00d3"/>
    </style:style>
    <style:style style:name="T73" style:family="text">
      <style:text-properties fo:font-size="18.00pt" fo:font-weight="bold" fo:font-family="Calibri" style:font-family-asian="Calibri" style:font-family-complex="Calibri" fo:background-color="transparent" fo:color="#ff0000"/>
    </style:style>
    <style:style style:name="T74" style:family="text">
      <style:text-properties fo:font-size="18.00pt" fo:font-weight="normal" fo:font-family="Calibri" style:font-family-asian="Calibri" style:font-family-complex="Calibri" fo:background-color="transparent" fo:color="#9b00d3"/>
    </style:style>
    <style:style style:name="T75" style:family="text">
      <style:text-properties fo:font-size="18.00pt" fo:font-weight="bold" fo:font-family="Calibri" style:font-family-asian="Calibri" style:font-family-complex="Calibri" fo:background-color="transparent" fo:color="#9b00d3"/>
    </style:style>
    <style:style style:name="T76" style:family="text">
      <style:text-properties fo:font-size="18.00pt" fo:font-weight="normal" fo:font-family="Calibri" style:font-family-asian="Calibri" style:font-family-complex="Calibri" fo:background-color="transparent" fo:color="#9b00d3"/>
    </style:style>
    <style:style style:name="T77" style:family="text">
      <style:text-properties fo:font-size="18.00pt" fo:font-weight="bold" fo:font-family="Calibri" style:font-family-asian="Calibri" style:font-family-complex="Calibri" fo:background-color="transparent" fo:color="#ff0000"/>
    </style:style>
    <style:style style:name="T78" style:family="text">
      <style:text-properties fo:font-size="18.00pt" fo:font-weight="normal" fo:font-family="Calibri" style:font-family-asian="Calibri" style:font-family-complex="Calibri" fo:background-color="transparent" fo:color="#9b00d3"/>
    </style:style>
    <style:style style:name="T79" style:family="text">
      <style:text-properties fo:font-size="18.00pt" fo:font-weight="bold" fo:font-family="Calibri" style:font-family-asian="Calibri" style:font-family-complex="Calibri" fo:background-color="transparent" fo:color="#ff0000"/>
    </style:style>
    <style:style style:name="T80" style:family="text">
      <style:text-properties fo:font-size="18.00pt" fo:font-weight="bold" fo:font-family="Calibri" style:font-family-asian="Calibri" style:font-family-complex="Calibri" fo:background-color="transparent" fo:color="#9b00d3"/>
    </style:style>
    <style:style style:name="T81" style:family="text">
      <style:text-properties fo:font-size="18.00pt" fo:font-weight="normal" fo:font-family="Calibri" style:font-family-asian="Calibri" style:font-family-complex="Calibri" fo:background-color="transparent" fo:color="#9b00d3"/>
    </style:style>
    <style:style style:name="T82" style:family="text">
      <style:text-properties fo:font-size="18.00pt" fo:font-weight="bold" fo:font-family="Calibri" style:font-family-asian="Calibri" style:font-family-complex="Calibri" fo:background-color="transparent" fo:color="#9b00d3"/>
    </style:style>
    <style:style style:name="T83" style:family="text">
      <style:text-properties fo:font-size="18.00pt" fo:font-weight="normal" fo:font-family="Calibri" style:font-family-asian="Calibri" style:font-family-complex="Calibri" fo:background-color="transparent" fo:color="#9b00d3"/>
    </style:style>
    <style:style style:name="T84" style:family="text">
      <style:text-properties fo:font-size="18.00pt" fo:font-weight="bold" fo:font-family="Calibri" style:font-family-asian="Calibri" style:font-family-complex="Calibri" fo:background-color="transparent" fo:color="#9b00d3"/>
    </style:style>
    <style:style style:name="T85" style:family="text">
      <style:text-properties fo:font-size="18.00pt" fo:font-weight="normal" fo:font-family="Calibri" style:font-family-asian="Calibri" style:font-family-complex="Calibri" fo:background-color="transparent" fo:color="#9b00d3"/>
    </style:style>
    <style:style style:name="T86" style:family="text">
      <style:text-properties fo:font-size="18.00pt" fo:font-weight="bold" fo:font-family="Calibri" style:font-family-asian="Calibri" style:font-family-complex="Calibri" fo:background-color="transparent" fo:color="#9b00d3"/>
    </style:style>
    <style:style style:name="T87" style:family="text">
      <style:text-properties fo:font-size="18.00pt" fo:font-weight="normal" fo:font-family="Calibri" style:font-family-asian="Calibri" style:font-family-complex="Calibri" fo:background-color="transparent" fo:color="#9b00d3"/>
    </style:style>
    <style:style style:name="T88" style:family="text">
      <style:text-properties fo:font-size="18.00pt" fo:font-weight="bold" fo:font-family="Calibri" style:font-family-asian="Calibri" style:font-family-complex="Calibri" fo:background-color="transparent" fo:color="#ff0000"/>
    </style:style>
    <style:style style:name="T89" style:family="text">
      <style:text-properties fo:font-size="18.00pt" fo:font-weight="bold" fo:font-family="Calibri" style:font-family-asian="Calibri" style:font-family-complex="Calibri" fo:background-color="transparent" fo:color="#004dbb"/>
    </style:style>
    <style:style style:name="T90" style:family="text">
      <style:text-properties fo:font-size="18.00pt" fo:font-weight="bold" fo:font-family="Calibri" style:font-family-asian="Calibri" style:font-family-complex="Calibri" fo:background-color="transparent" fo:color="#9b00d3"/>
    </style:style>
    <style:style style:name="T91" style:family="text">
      <style:text-properties fo:font-size="18.00pt" fo:font-weight="bold" fo:font-family="Calibri" style:font-family-asian="Calibri" style:font-family-complex="Calibri" fo:background-color="transparent" fo:color="#ff0000"/>
    </style:style>
    <style:style style:name="T92" style:family="text">
      <style:text-properties fo:font-size="18.00pt" fo:font-weight="bold" fo:font-family="Calibri" style:font-family-asian="Calibri" style:font-family-complex="Calibri" fo:background-color="transparent" fo:color="#004dbb"/>
    </style:style>
    <style:style style:name="T93" style:family="text">
      <style:text-properties fo:font-size="18.00pt" fo:font-weight="bold" fo:font-family="Calibri" style:font-family-asian="Calibri" style:font-family-complex="Calibri" fo:background-color="transparent" fo:color="#ff0000"/>
    </style:style>
    <style:style style:name="T94" style:family="text">
      <style:text-properties fo:font-size="18.00pt" fo:font-weight="bold" fo:font-family="Calibri" style:font-family-asian="Calibri" style:font-family-complex="Calibri" fo:background-color="transparent" fo:color="#004dbb"/>
    </style:style>
    <style:style style:name="T95" style:family="text">
      <style:text-properties fo:font-size="18.00pt" fo:font-weight="bold" fo:font-family="Calibri" style:font-family-asian="Calibri" style:font-family-complex="Calibri" fo:background-color="transparent" fo:color="#ff0000"/>
    </style:style>
    <style:style style:name="T96" style:family="text">
      <style:text-properties fo:font-size="18.00pt" fo:font-weight="bold" fo:font-family="Calibri" style:font-family-asian="Calibri" style:font-family-complex="Calibri" fo:background-color="transparent" fo:color="#9b00d3"/>
    </style:style>
    <style:style style:name="T97" style:family="text">
      <style:text-properties fo:font-size="18.00pt" fo:font-weight="bold" fo:font-family="Calibri" style:font-family-asian="Calibri" style:font-family-complex="Calibri" fo:background-color="transparent" fo:color="#ff0000"/>
    </style:style>
    <style:style style:name="T98" style:family="text">
      <style:text-properties fo:font-size="18.00pt" fo:font-weight="bold" fo:font-family="Calibri" style:font-family-asian="Calibri" style:font-family-complex="Calibri" fo:background-color="transparent" fo:color="#9b00d3"/>
    </style:style>
    <style:style style:name="T99" style:family="text">
      <style:text-properties fo:font-size="18.00pt" fo:font-weight="bold" fo:font-family="Calibri" style:font-family-asian="Calibri" style:font-family-complex="Calibri" fo:background-color="transparent" fo:color="#ff0000"/>
    </style:style>
    <style:style style:name="T100" style:family="text">
      <style:text-properties fo:font-size="18.00pt" fo:font-weight="bold" fo:font-family="Calibri" style:font-family-asian="Calibri" style:font-family-complex="Calibri" fo:background-color="transparent" fo:color="#004dbb"/>
    </style:style>
    <style:style style:name="T101" style:family="text">
      <style:text-properties fo:font-size="18.00pt" fo:font-weight="bold" fo:font-family="Calibri" style:font-family-asian="Calibri" style:font-family-complex="Calibri" fo:background-color="transparent" fo:color="#ff0000"/>
    </style:style>
    <style:style style:name="T102" style:family="text">
      <style:text-properties fo:font-size="18.00pt" fo:font-weight="bold" fo:font-family="Calibri" style:font-family-asian="Calibri" style:font-family-complex="Calibri" fo:background-color="transparent" fo:color="#9b00d3"/>
    </style:style>
    <style:style style:name="T103" style:family="text">
      <style:text-properties fo:font-size="18.00pt" fo:font-weight="bold" fo:font-family="Calibri" style:font-family-asian="Calibri" style:font-family-complex="Calibri" fo:background-color="transparent" fo:color="#ff0000"/>
    </style:style>
    <style:style style:name="T104" style:family="text">
      <style:text-properties fo:font-size="18.00pt" fo:font-weight="bold" fo:font-family="Calibri" style:font-family-asian="Calibri" style:font-family-complex="Calibri" fo:background-color="transparent" fo:color="#9b00d3"/>
    </style:style>
    <style:style style:name="T105" style:family="text">
      <style:text-properties fo:font-size="18.00pt" fo:font-weight="bold" fo:font-family="Calibri" style:font-family-asian="Calibri" style:font-family-complex="Calibri" fo:background-color="transparent" fo:color="#ff0000"/>
    </style:style>
    <style:style style:name="T106" style:family="text">
      <style:text-properties fo:font-size="18.00pt" fo:font-weight="bold" fo:font-family="Calibri" style:font-family-asian="Calibri" style:font-family-complex="Calibri" fo:background-color="transparent" fo:color="#9b00d3"/>
    </style:style>
    <style:style style:name="T107" style:family="text">
      <style:text-properties fo:font-size="18.00pt" fo:font-weight="bold" fo:font-family="Calibri" style:font-family-asian="Calibri" style:font-family-complex="Calibri" fo:background-color="transparent" fo:color="#ff0000"/>
    </style:style>
    <style:style style:name="T108" style:family="text">
      <style:text-properties fo:font-size="18.00pt" fo:font-weight="bold" fo:font-family="Calibri" style:font-family-asian="Calibri" style:font-family-complex="Calibri" fo:background-color="transparent" fo:color="#9b00d3"/>
    </style:style>
    <style:style style:name="T109" style:family="text">
      <style:text-properties fo:font-size="18.00pt" fo:font-weight="bold" fo:font-family="Calibri" style:font-family-asian="Calibri" style:font-family-complex="Calibri" fo:background-color="transparent" fo:color="#ff0000"/>
    </style:style>
    <style:style style:name="T110" style:family="text">
      <style:text-properties fo:font-size="18.00pt" fo:font-weight="bold" fo:font-family="Calibri" style:font-family-asian="Calibri" style:font-family-complex="Calibri" fo:background-color="transparent" fo:color="#9b00d3"/>
    </style:style>
    <style:style style:name="T111" style:family="text">
      <style:text-properties fo:font-size="18.00pt" fo:font-weight="bold" fo:font-family="Calibri" style:font-family-asian="Calibri" style:font-family-complex="Calibri" fo:background-color="transparent" fo:color="#ff0000"/>
    </style:style>
    <style:style style:name="T112" style:family="text">
      <style:text-properties fo:font-size="18.00pt" fo:font-weight="bold" fo:font-family="Calibri" style:font-family-asian="Calibri" style:font-family-complex="Calibri" fo:background-color="transparent" fo:color="#9b00d3"/>
    </style:style>
    <style:style style:name="T113" style:family="text">
      <style:text-properties fo:font-size="18.00pt" fo:font-weight="bold" fo:font-family="Calibri" style:font-family-asian="Calibri" style:font-family-complex="Calibri" fo:background-color="transparent" fo:color="#ff0000"/>
    </style:style>
    <style:style style:name="T114" style:family="text">
      <style:text-properties fo:font-size="18.00pt" fo:font-weight="bold" fo:font-family="Calibri" style:font-family-asian="Calibri" style:font-family-complex="Calibri" fo:background-color="transparent" fo:color="#9b00d3"/>
    </style:style>
    <style:style style:name="T115" style:family="text">
      <style:text-properties fo:font-size="18.00pt" fo:font-weight="bold" fo:font-family="Calibri" style:font-family-asian="Calibri" style:font-family-complex="Calibri" fo:background-color="transparent" fo:color="#ff0000"/>
    </style:style>
    <style:style style:name="T116" style:family="text">
      <style:text-properties fo:font-size="18.00pt" fo:font-weight="normal" fo:font-family="Calibri" style:font-family-asian="Calibri" style:font-family-complex="Calibri" fo:background-color="transparent" fo:color="#9b00d3"/>
    </style:style>
    <style:style style:name="T117" style:family="text">
      <style:text-properties fo:font-size="18.00pt" fo:font-weight="normal" fo:font-family="Calibri" style:font-family-asian="Calibri" style:font-family-complex="Calibri" fo:background-color="transparent" fo:color="#00b050"/>
    </style:style>
    <style:style style:name="T118" style:family="text">
      <style:text-properties fo:font-size="18.00pt" fo:font-weight="normal" fo:font-family="Calibri" style:font-family-asian="Calibri" style:font-family-complex="Calibri" fo:background-color="transparent" fo:color="#9b00d3"/>
    </style:style>
    <style:style style:name="T119" style:family="text">
      <style:text-properties fo:font-size="18.00pt" fo:font-weight="bold" fo:font-family="Calibri" style:font-family-asian="Calibri" style:font-family-complex="Calibri" fo:background-color="transparent" fo:color="#ff0000"/>
    </style:style>
    <style:style style:name="T120" style:family="text">
      <style:text-properties fo:font-size="18.00pt" fo:font-weight="normal" fo:font-family="Calibri" style:font-family-asian="Calibri" style:font-family-complex="Calibri" fo:background-color="transparent" fo:color="#ff0000"/>
    </style:style>
    <style:style style:name="T121" style:family="text">
      <style:text-properties fo:font-size="18.00pt" fo:font-weight="normal" fo:font-family="Calibri" style:font-family-asian="Calibri" style:font-family-complex="Calibri" fo:background-color="transparent" fo:color="#9b00d3"/>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Python programming with practical examples</text:span><text:span text:style-name="T2"/></text:p>
      <text:p text:style-name="P2"><text:span text:style-name="T3">* What is Python / Why Python ??</text:span><text:span text:style-name="T4"/></text:p>
      <text:p text:style-name="P2"><text:span text:style-name="T5">1) High Level Programming Language.</text:span></text:p>
      <text:p text:style-name="P2"><text:span text:style-name="T5">2) Object oriented programming.</text:span></text:p>
      <text:p text:style-name="P2"><text:span text:style-name="T5">3) Very easy to learn.</text:span></text:p>
      <text:p text:style-name="P2"><text:span text:style-name="T5">4) Language of data.</text:span></text:p>
      <text:p text:style-name="P2"><text:span text:style-name="T5">5) No complexities related for data type desclaration, semicolons, curly braces etc.</text:span></text:p>
      <text:p text:style-name="P2"><text:span text:style-name="T5">6) Indentation will be used to make code structured.</text:span></text:p>
      <text:p text:style-name="P2"><text:span text:style-name="T6">* Rules for Variables.</text:span><text:span text:style-name="T7"/></text:p>
      <text:p text:style-name="P2"><text:span text:style-name="T8">1) First character of variable name must be alphabet or underscore</text:span><text:span text:style-name="T9">(</text:span><text:span text:style-name="T10">_</text:span><text:span text:style-name="T11">)</text:span><text:span text:style-name="T12">.</text:span></text:p>
      <text:p text:style-name="P2"><text:span text:style-name="T13">examples: abc_ (</text:span><text:span text:style-name="T14">✓</text:span><text:span text:style-name="T15">), 2abc (</text:span><text:span text:style-name="T16">X</text:span><text:span text:style-name="T17">), _abc<text:s/></text:span><text:span text:style-name="T18">(</text:span><text:span text:style-name="T19">✓</text:span><text:span text:style-name="T20">), _123<text:s/></text:span><text:span text:style-name="T21">(</text:span><text:span text:style-name="T22">✓</text:span><text:span text:style-name="T23">)</text:span></text:p>
      <text:p text:style-name="P2"><text:span text:style-name="T24">2) All the chars except first char may be alphabet of lower case, uppercase or digit.</text:span></text:p>
      <text:p text:style-name="P2"><text:span text:style-name="T24">3) We cannot use whitespce &amp; special characters.</text:span></text:p>
      <text:p text:style-name="P2"><text:span text:style-name="T24">4) Keywords can't be used as variables.</text:span></text:p>
      <text:p text:style-name="P2"><text:span text:style-name="T24">5) Case sensitive</text:span></text:p>
      <text:p text:style-name="P2"><text:span text:style-name="T24">examples: Avinash &amp; avinash is not same</text:span></text:p>
      <text:p text:style-name="P2"><text:span text:style-name="T25">* Data type in Python</text:span><text:span text:style-name="T26"/></text:p>
      <text:p text:style-name="P3"><draw:frame text:anchor-type="as-char" svg:width="152.40mm" svg:height="128.85mm" style:rel-width="scale" style:rel-height="scale"><draw:object-ole xlink:href="OleObj1"/><draw:image xlink:href="ObjectReplacements/OleObj1"/></draw:frame><text:span text:style-name="T27"/></text:p>
      <text:p text:style-name="P3"><text:span text:style-name="T27">Sequence type are iterable data types</text:span></text:p>
      <text:p text:style-name="P3"><text:span text:style-name="T28">Lets take example which python interpreter can quickly identify.</text:span><text:span text:style-name="T29"/></text:p>
      <text:p text:style-name="P3"><text:span text:style-name="T29">a = 10 (</text:span><text:span text:style-name="T30">Integer type</text:span><text:span text:style-name="T31">)</text:span><text:span text:style-name="T32"/></text:p>
      <text:p text:style-name="P3"><text:span text:style-name="T33">b = 9.2 (</text:span><text:span text:style-name="T34">Float</text:span><text:span text:style-name="T35">)</text:span></text:p>
      <text:p text:style-name="P3"><text:span text:style-name="T35">c = "Avinash or avinash (</text:span><text:span text:style-name="T36">String</text:span><text:span text:style-name="T37">)</text:span></text:p>
      <text:p text:style-name="P3"><text:span text:style-name="T37">d = True/false (</text:span><text:span text:style-name="T38">Boolean</text:span><text:span text:style-name="T39">)</text:span></text:p>
      <text:p text:style-name="P3"><text:span text:style-name="T40">Lets do some practical example:</text:span></text:p>
      <text:p text:style-name="P3"><draw:frame text:anchor-type="as-char" svg:width="76.99mm" svg:height="104.51mm" style:rel-width="scale" style:rel-height="scale"><draw:object-ole xlink:href="OleObj2"/><draw:image xlink:href="ObjectReplacements/OleObj2"/></draw:frame><text:span text:style-name="T41"/></text:p>
      <text:p text:style-name="P3"><text:span text:style-name="T42">* How to convert one variable into another variable ??</text:span></text:p>
      <text:p text:style-name="P3"><draw:frame text:anchor-type="as-char" svg:width="104.51mm" svg:height="53.18mm" style:rel-width="scale" style:rel-height="scale"><draw:object-ole xlink:href="OleObj3"/><draw:image xlink:href="ObjectReplacements/OleObj3"/></draw:frame><text:span text:style-name="T42"/></text:p>
      <text:p text:style-name="P3"><text:span text:style-name="T42">Now if we want to add + 10 in Var2 then it couldn't be added because its data type is string</text:span></text:p>
      <text:p text:style-name="P3"><draw:frame text:anchor-type="as-char" svg:width="103.98mm" svg:height="84.93mm" style:rel-width="scale" style:rel-height="scale"><draw:object-ole xlink:href="OleObj4"/><draw:image xlink:href="ObjectReplacements/OleObj4"/></draw:frame><text:span text:style-name="T43"/></text:p>
      <text:p text:style-name="P3"><text:span text:style-name="T43">Now Var3 is showing<text:s/></text:span><text:span text:style-name="T44">133</text:span><text:span text:style-name="T45"><text:s/>because we coverted one variable (Var2) to another variable (Var3)</text:span></text:p>
      <text:p text:style-name="P3"><text:span text:style-name="T45">Let's take one more example: (</text:span><text:span text:style-name="T46">Convert float to int data type</text:span><text:span text:style-name="T47">)</text:span></text:p>
      <text:p text:style-name="P3"><draw:frame text:anchor-type="as-char" svg:width="98.43mm" svg:height="38.36mm" style:rel-width="scale" style:rel-height="scale"><draw:object-ole xlink:href="OleObj5"/><draw:image xlink:href="ObjectReplacements/OleObj5"/></draw:frame><text:span text:style-name="T47"/></text:p>
      <text:p text:style-name="P3"><text:span text:style-name="T47">Let's take one more example:(</text:span><text:span text:style-name="T48">Convert int to float data type</text:span><text:span text:style-name="T49">)</text:span></text:p>
      <text:p text:style-name="P3"><draw:frame text:anchor-type="as-char" svg:width="96.04mm" svg:height="47.10mm" style:rel-width="scale" style:rel-height="scale"><draw:object-ole xlink:href="OleObj6"/><draw:image xlink:href="ObjectReplacements/OleObj6"/></draw:frame><text:span text:style-name="T49"/></text:p>
      <text:p text:style-name="P3"><text:span text:style-name="T50">* Python Operators</text:span></text:p>
      <text:p text:style-name="P3"><text:span text:style-name="T51">1) Arithmetic operators</text:span></text:p>
      <text:p text:style-name="P3"><text:span text:style-name="T51">+ Addition</text:span></text:p>
      <text:p text:style-name="P3"><text:span text:style-name="T51">- Subtraction</text:span></text:p>
      <text:p text:style-name="P3"><text:span text:style-name="T51">/ Division (Also known as float &amp; normal division)</text:span></text:p>
      <text:p text:style-name="P3"><text:span text:style-name="T51">* Multiplication</text:span></text:p>
      <text:p text:style-name="P3"><text:span text:style-name="T51">% Remainder</text:span></text:p>
      <text:p text:style-name="P3"><text:span text:style-name="T51">** (Exponent means kind of power function)</text:span></text:p>
      <text:p text:style-name="P3"><text:span text:style-name="T51">// Integer Division</text:span></text:p>
      <text:p text:style-name="P3"><text:span text:style-name="T52">* Let's do some practicle example: (without exponent function)</text:span></text:p>
      <text:p text:style-name="P3"><draw:frame text:anchor-type="as-char" svg:width="122.77mm" svg:height="122.50mm" style:rel-width="scale" style:rel-height="scale"><draw:object-ole xlink:href="OleObj7"/><draw:image xlink:href="ObjectReplacements/OleObj7"/></draw:frame><text:span text:style-name="T52"/></text:p>
      <text:p text:style-name="P3"><text:span text:style-name="T52">* Let's do some practicle example: (with exponent function)</text:span></text:p>
      <text:p text:style-name="P3"><draw:frame text:anchor-type="as-char" svg:width="150.28mm" svg:height="135.73mm" style:rel-width="scale" style:rel-height="scale"><draw:object-ole xlink:href="OleObj8"/><draw:image xlink:href="ObjectReplacements/OleObj8"/></draw:frame><text:span text:style-name="T52"/></text:p>
      <text:p text:style-name="P3"><text:span text:style-name="T53">* Comparison Operator:</text:span></text:p>
      <text:p text:style-name="P3"><text:span text:style-name="T54">== (</text:span><text:span text:style-name="T55">Equal</text:span><text:span text:style-name="T56">)</text:span></text:p>
      <text:p text:style-name="P3"><text:span text:style-name="T56">!= (</text:span><text:span text:style-name="T57">Not Equal</text:span><text:span text:style-name="T58">)</text:span></text:p>
      <text:p text:style-name="P3"><text:span text:style-name="T58">&lt;= (</text:span><text:span text:style-name="T59">Less than &amp; Equal</text:span><text:span text:style-name="T60">)</text:span></text:p>
      <text:p text:style-name="P3"><text:span text:style-name="T60">&gt;= (</text:span><text:span text:style-name="T61">Greater than &amp; Equal</text:span><text:span text:style-name="T62">)</text:span></text:p>
      <text:p text:style-name="P3"><text:span text:style-name="T62">&lt; (</text:span><text:span text:style-name="T63">Less than</text:span><text:span text:style-name="T64">)</text:span></text:p>
      <text:p text:style-name="P3"><text:span text:style-name="T64">&gt; (</text:span><text:span text:style-name="T65">Greater than</text:span><text:span text:style-name="T66">)</text:span></text:p>
      <text:p text:style-name="P3"><text:span text:style-name="T66">* Let's do some practicle example: (Python Comparison Operators)</text:span></text:p>
      <text:p text:style-name="P3"><draw:frame text:anchor-type="as-char" svg:width="109.01mm" svg:height="100.81mm" style:rel-width="scale" style:rel-height="scale"><draw:object-ole xlink:href="OleObj9"/><draw:image xlink:href="ObjectReplacements/OleObj9"/></draw:frame><text:span text:style-name="T66"/></text:p>
      <text:p text:style-name="P3"><text:span text:style-name="T67">* Logical Operators</text:span></text:p>
      <text:p text:style-name="P3"><text:span text:style-name="T68">--&gt; and --&gt; expression 1 &amp; expression 2</text:span></text:p>
      <text:p text:style-name="P3"><text:span text:style-name="T68">( Here if both expression is true our final result will be true)</text:span></text:p>
      <text:p text:style-name="P3"><text:span text:style-name="T68">--&gt; Or --&gt; exp 1 (True) or exp 2 (False) {Results = True}</text:span></text:p>
      <text:p text:style-name="P3"><text:span text:style-name="T68">--&gt; Not exp 1 (True) {Results = False}</text:span></text:p>
      <text:p text:style-name="P3"><text:span text:style-name="T69">* Input in Python Program</text:span><text:span text:style-name="T70"/></text:p>
      <text:p text:style-name="P3"><text:span text:style-name="T70">--&gt; Input()</text:span></text:p>
      <text:p text:style-name="P3"><text:span text:style-name="T70">--&gt; raw-input()</text:span></text:p>
      <text:p text:style-name="P3"><text:span text:style-name="T71">* Output in Python Program</text:span></text:p>
      <text:p text:style-name="P3"><text:span text:style-name="T72">--&gt; Output()</text:span></text:p>
      <text:p text:style-name="P3"><text:span text:style-name="T73">* Command line argument as input</text:span></text:p>
      <text:p text:style-name="P3"><text:span text:style-name="T74">--&gt; Import Sys library<text:s/></text:span><text:span text:style-name="T75">(Sys means System)</text:span></text:p>
      <text:p text:style-name="P3"><text:span text:style-name="T76">--&gt; Use Sys.argv</text:span></text:p>
      <text:p text:style-name="P3"><text:span text:style-name="T76">Let's try to do one example for Input of Command line Arguments</text:span></text:p>
      <text:p text:style-name="P3"><draw:frame text:anchor-type="as-char" svg:width="74.35mm" svg:height="59.27mm" style:rel-width="scale" style:rel-height="scale"><draw:object-ole xlink:href="OleObj10"/><draw:image xlink:href="ObjectReplacements/OleObj10"/></draw:frame><text:span text:style-name="T76"/></text:p>
      <text:p text:style-name="P3"><text:span text:style-name="T76">Before getting result it will ask to enter the value if a &amp; b. When we put user input than every type will show string type.</text:span></text:p>
      <text:p text:style-name="P3"><text:span text:style-name="T76">we can also put value of A &amp; B in various data type such as int, float and boolean.</text:span></text:p>
      <text:p text:style-name="P3"><text:span text:style-name="T77">Let's prompt the message.</text:span></text:p>
      <text:p text:style-name="P3"><draw:frame text:anchor-type="as-char" svg:width="77.52mm" svg:height="57.94mm" style:rel-width="scale" style:rel-height="scale"><draw:object-ole xlink:href="OleObj11"/><draw:image xlink:href="ObjectReplacements/OleObj11"/></draw:frame><text:span text:style-name="T78"/></text:p>
      <text:p text:style-name="P3"><text:span text:style-name="T78">Let's do some more example.</text:span></text:p>
      <text:p text:style-name="P3"><text:span text:style-name="T78">Now we want name &amp; age from the variables.</text:span></text:p>
      <text:p text:style-name="P3"><text:span text:style-name="T78">lets do typecasting before getting the results.</text:span></text:p>
      <text:p text:style-name="P3"><draw:frame text:anchor-type="as-char" svg:width="110.07mm" svg:height="82.55mm" style:rel-width="scale" style:rel-height="scale"><draw:object-ole xlink:href="OleObj12"/><draw:image xlink:href="ObjectReplacements/OleObj12"/></draw:frame><text:span text:style-name="T78"/></text:p>
      <text:p text:style-name="P3"><text:span text:style-name="T79">* Command line arguments</text:span></text:p>
      <text:p text:style-name="P3"><text:span text:style-name="T79">Let's do some examples.</text:span></text:p>
      <text:p text:style-name="P3"><draw:frame text:anchor-type="as-char" svg:width="152.40mm" svg:height="57.41mm" style:rel-width="scale" style:rel-height="scale"><draw:object-ole xlink:href="OleObj13"/><draw:image xlink:href="ObjectReplacements/OleObj13"/></draw:frame><text:span text:style-name="T79"/></text:p>
      <text:p text:style-name="P3"><text:span text:style-name="T79">Let's do one more examples.</text:span></text:p>
      <text:p text:style-name="P3"><draw:frame text:anchor-type="as-char" svg:width="152.40mm" svg:height="67.20mm" style:rel-width="scale" style:rel-height="scale"><draw:object-ole xlink:href="OleObj14"/><draw:image xlink:href="ObjectReplacements/OleObj14"/></draw:frame><text:span text:style-name="T79"/></text:p>
      <text:p text:style-name="P3"><text:span text:style-name="T79">* If-Else statement in Python.</text:span></text:p>
      <text:p text:style-name="P3"><text:span text:style-name="T80">Syntax<text:s/></text:span><text:span text:style-name="T81"/></text:p>
      <text:p text:style-name="P3"><text:span text:style-name="T82">If expression:-</text:span></text:p>
      <text:p text:style-name="P3"><text:span text:style-name="T83">Statement in if block</text:span></text:p>
      <text:p text:style-name="P3"><text:span text:style-name="T84">Else</text:span><text:span text:style-name="T85">:-</text:span></text:p>
      <text:p text:style-name="P3"><text:span text:style-name="T85">Statement in else block</text:span></text:p>
      <text:p text:style-name="P3"><text:span text:style-name="T86">expression</text:span><text:span text:style-name="T87">:-</text:span></text:p>
      <text:p text:style-name="P3"><text:span text:style-name="T87">True(if)</text:span></text:p>
      <text:p text:style-name="P3"><text:span text:style-name="T87">False(else)</text:span></text:p>
      <text:p text:style-name="P3"><text:span text:style-name="T88">* Let's do some practical examples.</text:span></text:p>
      <text:p text:style-name="P3"><draw:frame text:anchor-type="as-char" svg:width="108.21mm" svg:height="56.89mm" style:rel-width="scale" style:rel-height="scale"><draw:object-ole xlink:href="OleObj15"/><draw:image xlink:href="ObjectReplacements/OleObj15"/></draw:frame><text:span text:style-name="T88"/></text:p>
      <text:p text:style-name="P3"><text:span text:style-name="T88">Explaination of results:</text:span></text:p>
      <text:p text:style-name="P3"><text:span text:style-name="T88">A is less than b so statement is true (if we change value of a &amp; makes it greater than b than this statement will not work.</text:span></text:p>
      <text:p text:style-name="P3"><text:span text:style-name="T88">let's do one more example.</text:span></text:p>
      <text:p text:style-name="P3"><draw:frame text:anchor-type="as-char" svg:width="128.32mm" svg:height="64.03mm" style:rel-width="scale" style:rel-height="scale"><draw:object-ole xlink:href="OleObj16"/><draw:image xlink:href="ObjectReplacements/OleObj16"/></draw:frame><text:span text:style-name="T88"/></text:p>
      <text:p text:style-name="P3"><text:span text:style-name="T88">use one tab after putting if statement i.e (if a&gt;b :) so before putting print statement add one tab then right print and else statement in line. Without using this instruction we wont be able to use both the statement.</text:span></text:p>
      <text:p text:style-name="P3"><text:span text:style-name="T88">We can also change the value of a and b to get the different results.</text:span></text:p>
      <text:p text:style-name="P3"><draw:frame text:anchor-type="as-char" svg:width="123.03mm" svg:height="65.62mm" style:rel-width="scale" style:rel-height="scale"><draw:object-ole xlink:href="OleObj17"/><draw:image xlink:href="ObjectReplacements/OleObj17"/></draw:frame><text:span text:style-name="T88"/></text:p>
      <text:p text:style-name="P3"><text:span text:style-name="T88">Let's do one more example </text:span></text:p>
      <text:p text:style-name="P3"><draw:frame text:anchor-type="as-char" svg:width="112.45mm" svg:height="72.23mm" style:rel-width="scale" style:rel-height="scale"><draw:object-ole xlink:href="OleObj18"/><draw:image xlink:href="ObjectReplacements/OleObj18"/></draw:frame><text:span text:style-name="T88"/></text:p>
      <text:p text:style-name="P3"><text:span text:style-name="T88">If we write print Finished instead of a is greater than b than we will get finished a result because first command is not acceptable by the interpreter.</text:span></text:p>
      <text:p text:style-name="P3"><text:span text:style-name="T89">Now lets see and condition:</text:span></text:p>
      <text:p text:style-name="P3"><draw:frame text:anchor-type="as-char" svg:width="129.12mm" svg:height="79.38mm" style:rel-width="scale" style:rel-height="scale"><draw:object-ole xlink:href="OleObj19"/><draw:image xlink:href="ObjectReplacements/OleObj19"/></draw:frame><text:span text:style-name="T89"/></text:p>
      <text:p text:style-name="P3"><text:span text:style-name="T89">If we enter incorrect data the condition will not match but if we enter correct condition then it will match.</text:span></text:p>
      <text:p text:style-name="P3"><draw:frame text:anchor-type="as-char" svg:width="118.00mm" svg:height="65.88mm" style:rel-width="scale" style:rel-height="scale"><draw:object-ole xlink:href="OleObj20"/><draw:image xlink:href="ObjectReplacements/OleObj20"/></draw:frame><text:span text:style-name="T89"/></text:p>
      <text:p text:style-name="P3"><text:span text:style-name="T89">We can also use or condition to check if data is matching or not in this condition if one condition we enter will be considered as correct if we enter both incorrect values then data won't match.</text:span></text:p>
      <text:p text:style-name="P3"><draw:frame text:anchor-type="as-char" svg:width="118.27mm" svg:height="63.50mm" style:rel-width="scale" style:rel-height="scale"><draw:object-ole xlink:href="OleObj21"/><draw:image xlink:href="ObjectReplacements/OleObj21"/></draw:frame><text:span text:style-name="T89"/></text:p>
      <text:p text:style-name="P3"><draw:frame text:anchor-type="as-char" svg:width="122.50mm" svg:height="74.88mm" style:rel-width="scale" style:rel-height="scale"><draw:object-ole xlink:href="OleObj22"/><draw:image xlink:href="ObjectReplacements/OleObj22"/></draw:frame><text:span text:style-name="T89"/></text:p>
      <text:p text:style-name="P3"><text:span text:style-name="T90">* Nested If-else:</text:span></text:p>
      <text:p text:style-name="P3"><text:span text:style-name="T90">It means the condition where we need to check multiple times which means one if statement fails we will use another condition then another so for this purpose we use nested if-else statement.</text:span></text:p>
      <text:p text:style-name="P3"><text:span text:style-name="T90">Syntax:</text:span></text:p>
      <text:p text:style-name="P3"><text:span text:style-name="T90">If expression 1:</text:span></text:p>
      <text:p text:style-name="P3"><text:span text:style-name="T90">Elif expression 2:</text:span></text:p>
      <text:p text:style-name="P3"><text:span text:style-name="T90">Elif expression 3:</text:span></text:p>
      <text:p text:style-name="P3"><text:span text:style-name="T90">Else expression:</text:span></text:p>
      <text:p text:style-name="P3"><text:span text:style-name="T90">If all 3 expression wont work then it shifted to else expression.</text:span></text:p>
      <text:p text:style-name="P3"><text:span text:style-name="T90">Lets do some example:</text:span></text:p>
      <text:p text:style-name="P3"><draw:frame text:anchor-type="as-char" svg:width="115.62mm" svg:height="97.37mm" style:rel-width="scale" style:rel-height="scale"><draw:object-ole xlink:href="OleObj23"/><draw:image xlink:href="ObjectReplacements/OleObj23"/></draw:frame><text:span text:style-name="T90"/></text:p>
      <text:p text:style-name="P3"><text:span text:style-name="T90">This is how we can change the marks to get the different grades according to the conditions.</text:span></text:p>
      <text:p text:style-name="P3"><draw:frame text:anchor-type="as-char" svg:width="135.73mm" svg:height="100.28mm" style:rel-width="scale" style:rel-height="scale"><draw:object-ole xlink:href="OleObj24"/><draw:image xlink:href="ObjectReplacements/OleObj24"/></draw:frame><text:span text:style-name="T90"/></text:p>
      <text:p text:style-name="P3"><text:span text:style-name="T90">* Looping</text:span></text:p>
      <text:p text:style-name="P3"><text:span text:style-name="T90">* Types:</text:span></text:p>
      <text:p text:style-name="P3"><text:span text:style-name="T91">--&gt;For Loop</text:span></text:p>
      <text:p text:style-name="P3"><text:span text:style-name="T91">--&gt;While Loop</text:span></text:p>
      <text:p text:style-name="P3"><text:span text:style-name="T91">If we want 1-1000 even numbers on screen then we need to declare 1000 variables by entering each value but it doesnt make any sense by printing each variables.</text:span></text:p>
      <text:p text:style-name="P3"><text:span text:style-name="T91">So when we have this kind of conditions to do some operations that is a looping structure, now lets see the different of for &amp; while loop.</text:span></text:p>
      <text:p text:style-name="P3"><text:span text:style-name="T92">-&gt; For Loop Syntax:</text:span></text:p>
      <text:p text:style-name="P3"><text:span text:style-name="T93">for i in range (0,1000):</text:span></text:p>
      <text:p text:style-name="P3"><text:span text:style-name="T93">print("Something")</text:span></text:p>
      <text:p text:style-name="P3"><text:span text:style-name="T94">* When to use for loop ??</text:span></text:p>
      <text:p text:style-name="P3"><text:span text:style-name="T95">So whenever we know the number of exact iteration then use for loop.</text:span></text:p>
      <text:p text:style-name="P3"><text:span text:style-name="T95">range(start ,end ,step)</text:span></text:p>
      <text:p text:style-name="P3"><text:span text:style-name="T95">--&gt; produce list's of these number's</text:span></text:p>
      <text:p text:style-name="P3"><text:span text:style-name="T95">--&gt; in -&gt; i [0,1,2,3,4,5,.....99]</text:span></text:p>
      <text:p text:style-name="P3"><text:span text:style-name="T95">--&gt; stand (inclusive)</text:span></text:p>
      <text:p text:style-name="P3"><text:span text:style-name="T95">--&gt; end (exclusive)</text:span></text:p>
      <text:p text:style-name="P3"><text:span text:style-name="T96">Range Funtion with start and end </text:span></text:p>
      <text:p text:style-name="P3"><draw:frame text:anchor-type="as-char" svg:width="101.60mm" svg:height="71.70mm" style:rel-width="scale" style:rel-height="scale"><draw:object-ole xlink:href="OleObj25"/><draw:image xlink:href="ObjectReplacements/OleObj25"/></draw:frame><text:span text:style-name="T97"/></text:p>
      <text:p text:style-name="P3"><text:span text:style-name="T97">10 is exclusive that's why it won't get printed.</text:span></text:p>
      <text:p text:style-name="P3"><text:span text:style-name="T97">Let's add 10</text:span></text:p>
      <text:p text:style-name="P3"><draw:frame text:anchor-type="as-char" svg:width="90.22mm" svg:height="73.55mm" style:rel-width="scale" style:rel-height="scale"><draw:object-ole xlink:href="OleObj26"/><draw:image xlink:href="ObjectReplacements/OleObj26"/></draw:frame><text:span text:style-name="T97"/></text:p>
      <text:p text:style-name="P3"><text:span text:style-name="T97">Here if we want to run Hello for 10 times. </text:span></text:p>
      <text:p text:style-name="P3"><text:span text:style-name="T98">(Range without start and end)</text:span></text:p>
      <text:p text:style-name="P3"><draw:frame text:anchor-type="as-char" svg:width="90.75mm" svg:height="66.41mm" style:rel-width="scale" style:rel-height="scale"><draw:object-ole xlink:href="OleObj27"/><draw:image xlink:href="ObjectReplacements/OleObj27"/></draw:frame><text:span text:style-name="T99"/></text:p>
      <text:p text:style-name="P3"><text:span text:style-name="T99">(Print odd numbers in range)</text:span></text:p>
      <text:p text:style-name="P3"><draw:frame text:anchor-type="as-char" svg:width="92.08mm" svg:height="126.47mm" style:rel-width="scale" style:rel-height="scale"><draw:object-ole xlink:href="OleObj28"/><draw:image xlink:href="ObjectReplacements/OleObj28"/></draw:frame><text:span text:style-name="T99"/></text:p>
      <text:p text:style-name="P3"><text:span text:style-name="T99"/></text:p>
      <text:p text:style-name="P3"><text:span text:style-name="T99">* While condition:</text:span></text:p>
      <text:p text:style-name="P3"><text:span text:style-name="T100">When to use while loop ??</text:span></text:p>
      <text:p text:style-name="P3"><text:span text:style-name="T101">When there is no idea of the numbers of iteration. It stop working unless condition get fail.</text:span></text:p>
      <text:p text:style-name="P3"><text:span text:style-name="T101">Syntax:</text:span></text:p>
      <text:p text:style-name="P3"><text:span text:style-name="T101">While Condition:</text:span></text:p>
      <text:p text:style-name="P3"><text:span text:style-name="T101">statement</text:span></text:p>
      <text:p text:style-name="P3"><draw:frame text:anchor-type="as-char" svg:width="89.96mm" svg:height="87.58mm" style:rel-width="scale" style:rel-height="scale"><draw:object-ole xlink:href="OleObj29"/><draw:image xlink:href="ObjectReplacements/OleObj29"/></draw:frame><text:span text:style-name="T101"/></text:p>
      <text:p text:style-name="P3"><draw:frame text:anchor-type="as-char" svg:width="96.04mm" svg:height="93.13mm" style:rel-width="scale" style:rel-height="scale"><draw:object-ole xlink:href="OleObj30"/><draw:image xlink:href="ObjectReplacements/OleObj30"/></draw:frame><text:span text:style-name="T101"/></text:p>
      <text:p text:style-name="P3"><text:span text:style-name="T101">If we put comment on given condition apart from print than we will get infinite error.</text:span></text:p>
      <text:p text:style-name="P3"><draw:frame text:anchor-type="as-char" svg:width="152.40mm" svg:height="128.06mm" style:rel-width="scale" style:rel-height="scale"><draw:object-ole xlink:href="OleObj31"/><draw:image xlink:href="ObjectReplacements/OleObj31"/></draw:frame><text:span text:style-name="T101"/></text:p>
      <text:p text:style-name="P3"><text:span text:style-name="T102">Types of while loop:</text:span></text:p>
      <text:p text:style-name="P3"><text:span text:style-name="T102">Break :<text:s/></text:span><text:span text:style-name="T103">If we want to comeout from the loops based on sum condition. </text:span></text:p>
      <text:p text:style-name="P3"><text:span text:style-name="T104">Example:</text:span></text:p>
      <text:p text:style-name="P3"><text:span text:style-name="T105">For i in range (1,10):</text:span></text:p>
      <text:p text:style-name="P3"><text:span text:style-name="T105">if i&gt;5:</text:span></text:p>
      <text:p text:style-name="P3"><text:span text:style-name="T105">break</text:span></text:p>
      <text:p text:style-name="P3"><text:span text:style-name="T105">Print(1)</text:span></text:p>
      <text:p text:style-name="P3"><text:span text:style-name="T105">at this statement</text:span></text:p>
      <text:p text:style-name="P3"><text:span text:style-name="T106">Continue :<text:s/></text:span><text:span text:style-name="T107">We don't want to execute specific statement till we reach some threshold.</text:span></text:p>
      <text:p text:style-name="P3"><text:span text:style-name="T108">Example:</text:span></text:p>
      <text:p text:style-name="P3"><text:span text:style-name="T109">For i in range (1,10):</text:span></text:p>
      <text:p text:style-name="P3"><text:span text:style-name="T109">if i&lt;5:</text:span></text:p>
      <text:p text:style-name="P3"><text:span text:style-name="T109">continue</text:span></text:p>
      <text:p text:style-name="P3"><text:span text:style-name="T109">print(1)</text:span></text:p>
      <text:p text:style-name="P3"><text:span text:style-name="T110">* Practical examples of break &amp; contnue keywords. (From Python)</text:span></text:p>
      <text:p text:style-name="P3"><draw:frame text:anchor-type="as-char" svg:width="121.18mm" svg:height="150.55mm" style:rel-width="scale" style:rel-height="scale"><draw:object-ole xlink:href="OleObj32"/><draw:image xlink:href="ObjectReplacements/OleObj32"/></draw:frame><text:span text:style-name="T111"/></text:p>
      <text:p text:style-name="P3"><text:span text:style-name="T112">Pass keywords :<text:s/></text:span><text:span text:style-name="T113">It is a blank statements.</text:span></text:p>
      <text:p text:style-name="P3"><text:span text:style-name="T113">Lets see some examples of break condition.</text:span></text:p>
      <text:p text:style-name="P3"><text:span text:style-name="T114">*Practical example of Pass keyword.</text:span></text:p>
      <text:p text:style-name="P3"><draw:frame text:anchor-type="as-char" svg:width="116.15mm" svg:height="155.31mm" style:rel-width="scale" style:rel-height="scale"><draw:object-ole xlink:href="OleObj33"/><draw:image xlink:href="ObjectReplacements/OleObj33"/></draw:frame><text:span text:style-name="T115"/></text:p>
      <text:p text:style-name="P3"><text:span text:style-name="T115">If i take a as 4 or 3 which is less than 5 then nothing will be executed because the statement will not match.</text:span></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5"/></text:p>
      <text:p text:style-name="P3"><text:span text:style-name="T116"/></text:p>
      <text:p text:style-name="P3"><text:span text:style-name="T117"/></text:p>
      <text:p text:style-name="P3"><text:span text:style-name="T118"/></text:p>
      <text:p text:style-name="P3"><text:span text:style-name="T118"/></text:p>
      <text:p text:style-name="P3"><text:span text:style-name="T119"/></text:p>
      <text:p text:style-name="P3"><text:span text:style-name="T120"/></text:p>
      <text:p text:style-name="P4"><text:span text:style-name="T121"/></text:p>
      <text:p text:style-name="P4"><text:span text:style-name="T1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